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Standard">
      <style:text-properties fo:font-size="20pt" fo:font-weight="bold" officeooo:rsid="00130f80" officeooo:paragraph-rsid="00130f80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fo:font-weight="bold" officeooo:rsid="00130f80" officeooo:paragraph-rsid="00130f80" style:font-size-asian="16pt" style:font-weight-asian="bold" style:font-size-complex="16pt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ousand Years</text:p>
      <text:p text:style-name="P3">Cristina Perri</text:p>
      <text:p text:style-name="Standard"/>
      <text:p text:style-name="Standard"/>
      <text:section text:style-name="Sect1" text:name="Seção1">
        <text:p text:style-name="P1">Heart beats fast<text:line-break/>Colors and promises<text:line-break/>How to be brave?<text:line-break/>How can I love when I'm afraid to fall?<text:line-break/>But watching you stand alone<text:line-break/>All of my doubt suddenly goes away somehow</text:p>
        <text:p text:style-name="P1">One step closer</text:p>
        <text:p text:style-name="P1">I have died every day waiting for you<text:line-break/>Darling, don't be afraid<text:line-break/>I have loved you for a thousand years<text:line-break/>I'll love you for a thousand more</text:p>
        <text:p text:style-name="P1">Time stands still<text:line-break/>Beauty in all she is<text:line-break/>I will be brave<text:line-break/>I will not let anything take away<text:line-break/>What's standing in front of me<text:line-break/>Every breath, every hour has come to this</text:p>
        <text:p text:style-name="P1">One step closer</text:p>
        <text:p text:style-name="P1">I have died every day waiting for you<text:line-break/>Darling, don't be afraid<text:line-break/>I have loved you for a thousand years<text:line-break/>I'll love you for a thousand more</text:p>
        <text:p text:style-name="P1">And all along I believed I would find you<text:line-break/>Time has brought your heart to me<text:line-break/>I have loved you for a thousand years<text:line-break/>I'll love you for a thousand more</text:p>
        <text:p text:style-name="P1">One step closer<text:line-break/>One step closer</text:p>
        <text:p text:style-name="P1">I have died every day waiting for you<text:line-break/>Darling, don't be afraid<text:line-break/>I have loved you for a thousand years<text:line-break/>I'll love you for a thousand more</text:p>
        <text:p text:style-name="P1">And all along I believed I would find you<text:line-break/>Time has brought your heart to me<text:line-break/>I have loved you for a thousand years<text:line-break/>I'll love you for a thousand more</text:p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4:33:45.351942582</meta:creation-date>
    <meta:editing-cycles>1</meta:editing-cycles>
    <meta:editing-duration>PT4M4S</meta:editing-duration>
    <dc:description>Cristina Perri
Thousand Years - 2011			</dc:description>
    <dc:subject>Letra de música</dc:subject>
    <dc:date>2025-06-03T14:37:49.086468047</dc:date>
    <meta:generator>LibreOffice/24.2.7.2$Linux_X86_64 LibreOffice_project/420$Build-2</meta:generator>
    <meta:document-statistic meta:table-count="0" meta:image-count="0" meta:object-count="0" meta:page-count="1" meta:paragraph-count="12" meta:word-count="224" meta:character-count="1111" meta:non-whitespace-character-count="899"/>
  </office:meta>
</office:document-meta>
</file>